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6.2597in" table:align="margins"/>
    </style:style>
    <style:style style:name="Table4.A" style:family="table-column">
      <style:table-column-properties style:column-width="3.7257in" style:rel-column-width="39006*"/>
    </style:style>
    <style:style style:name="Table4.B" style:family="table-column">
      <style:table-column-properties style:column-width="2.534in" style:rel-column-width="26529*"/>
    </style:style>
    <style:style style:name="Table4.A1" style:family="table-cell">
      <style:table-cell-properties style:vertical-align="bottom" fo:padding="0.0382in" fo:border="none"/>
    </style:style>
    <style:style style:name="Table4.B1" style:family="table-cell">
      <style:table-cell-properties fo:padding="0.0382in" fo:border="none"/>
    </style:style>
    <style:style style:name="Table1" style:family="table">
      <style:table-properties style:width="4.2167in" fo:margin-top="0.0785in" fo:margin-bottom="0.0785in" table:align="center"/>
    </style:style>
    <style:style style:name="Table1.A" style:family="table-column">
      <style:table-column-properties style:column-width="1.4354in"/>
    </style:style>
    <style:style style:name="Table1.B" style:family="table-column">
      <style:table-column-properties style:column-width="2.78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56in" fo:margin-top="0.0785in" fo:margin-bottom="0.0785in" table:align="margins"/>
    </style:style>
    <style:style style:name="Table2.A" style:family="table-column">
      <style:table-column-properties style:column-width="1.7139in" style:rel-column-width="19023*"/>
    </style:style>
    <style:style style:name="Table2.B" style:family="table-column">
      <style:table-column-properties style:column-width="3.3903in" style:rel-column-width="37623*"/>
    </style:style>
    <style:style style:name="Table2.C" style:family="table-column">
      <style:table-column-properties style:column-width="0.8007in" style:rel-column-width="888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5.9083in" fo:margin-left="0in" fo:margin-right="-0.0028in" fo:margin-top="0.1576in" fo:margin-bottom="0.1576in" table:align="margins"/>
    </style:style>
    <style:style style:name="Table7.A" style:family="table-column">
      <style:table-column-properties style:column-width="1.0424in" style:rel-column-width="11565*"/>
    </style:style>
    <style:style style:name="Table7.B" style:family="table-column">
      <style:table-column-properties style:column-width="1.8924in" style:rel-column-width="20989*"/>
    </style:style>
    <style:style style:name="Table7.C" style:family="table-column">
      <style:table-column-properties style:column-width="2.9736in" style:rel-column-width="3298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5.9083in" fo:margin-left="0in" fo:margin-right="-0.0028in" fo:margin-top="0.1965in" fo:margin-bottom="0.1965in" table:align="margins"/>
    </style:style>
    <style:style style:name="Table9.A" style:family="table-column">
      <style:table-column-properties style:column-width="2.0347in" style:rel-column-width="22566*"/>
    </style:style>
    <style:style style:name="Table9.B" style:family="table-column">
      <style:table-column-properties style:column-width="3.873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9083in" fo:margin-left="0in" fo:margin-right="-0.0028in" fo:margin-top="0.1965in" fo:margin-bottom="0.1965in" table:align="margins"/>
    </style:style>
    <style:style style:name="Table10.A" style:family="table-column">
      <style:table-column-properties style:column-width="2.341in" style:rel-column-width="25969*"/>
    </style:style>
    <style:style style:name="Table10.B" style:family="table-column">
      <style:table-column-properties style:column-width="3.5674in" style:rel-column-width="3956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083in" fo:margin-left="0in" fo:margin-right="-0.0028in" fo:margin-top="0.1965in" fo:margin-bottom="0.1965in" table:align="margins"/>
    </style:style>
    <style:style style:name="Table11.A" style:family="table-column">
      <style:table-column-properties style:column-width="2.691in" style:rel-column-width="29851*"/>
    </style:style>
    <style:style style:name="Table11.B" style:family="table-column">
      <style:table-column-properties style:column-width="3.2174in" style:rel-column-width="35684*"/>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9083in" fo:margin-left="0in" fo:margin-right="-0.0028in" fo:margin-top="0.1965in" fo:margin-bottom="0.1965in" table:align="margins"/>
    </style:style>
    <style:style style:name="Table14.A" style:family="table-column">
      <style:table-column-properties style:column-width="2.8326in" style:rel-column-width="31423*"/>
    </style:style>
    <style:style style:name="Table14.B" style:family="table-column">
      <style:table-column-properties style:column-width="3.0757in" style:rel-column-width="34112*"/>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6" style:family="table">
      <style:table-properties style:width="5.9083in" fo:margin-left="0in" fo:margin-right="-0.0028in" fo:margin-top="0.1965in" fo:margin-bottom="0.1965in" table:align="margins"/>
    </style:style>
    <style:style style:name="Table16.A" style:family="table-column">
      <style:table-column-properties style:column-width="2.2021in" style:rel-column-width="24428*"/>
    </style:style>
    <style:style style:name="Table16.B" style:family="table-column">
      <style:table-column-properties style:column-width="3.7063in" style:rel-column-width="41107*"/>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5.9083in" fo:margin-left="0in" fo:margin-right="-0.0028in" fo:margin-top="0.1965in" fo:margin-bottom="0.1965in" table:align="margins"/>
    </style:style>
    <style:style style:name="Table17.A" style:family="table-column">
      <style:table-column-properties style:column-width="2.7618in" style:rel-column-width="30637*"/>
    </style:style>
    <style:style style:name="Table17.B" style:family="table-column">
      <style:table-column-properties style:column-width="3.1465in" style:rel-column-width="3489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9125in" fo:margin-left="0in" fo:margin-right="-0.0069in" fo:margin-top="0.1965in" fo:margin-bottom="0.1965in" table:align="margins"/>
    </style:style>
    <style:style style:name="Table18.A" style:family="table-column">
      <style:table-column-properties style:column-width="1.8056in" style:rel-column-width="20012*"/>
    </style:style>
    <style:style style:name="Table18.B" style:family="table-column">
      <style:table-column-properties style:column-width="1.1229in" style:rel-column-width="12443*"/>
    </style:style>
    <style:style style:name="Table18.C" style:family="table-column">
      <style:table-column-properties style:column-width="2.9847in" style:rel-column-width="33080*"/>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3" style:family="table">
      <style:table-properties style:width="5.9056in" fo:margin-top="0.1576in" fo:margin-bottom="0.1576in" fo:break-before="auto" fo:break-after="auto" table:align="margins"/>
    </style:style>
    <style:style style:name="Table3.A" style:family="table-column">
      <style:table-column-properties style:column-width="1.4264in" style:rel-column-width="15830*"/>
    </style:style>
    <style:style style:name="Table3.B" style:family="table-column">
      <style:table-column-properties style:column-width="2.125in" style:rel-column-width="23584*"/>
    </style:style>
    <style:style style:name="Table3.C" style:family="table-column">
      <style:table-column-properties style:column-width="2.3542in" style:rel-column-width="2612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5.9056in" fo:margin-top="0.1576in" fo:margin-bottom="0.1576in" table:align="margins"/>
    </style:style>
    <style:style style:name="Table5.A" style:family="table-column">
      <style:table-column-properties style:column-width="1.6563in" style:rel-column-width="18376*"/>
    </style:style>
    <style:style style:name="Table5.B" style:family="table-column">
      <style:table-column-properties style:column-width="0.741in" style:rel-column-width="8224*"/>
    </style:style>
    <style:style style:name="Table5.C" style:family="table-column">
      <style:table-column-properties style:column-width="3.5083in" style:rel-column-width="3893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ella4" style:family="table">
      <style:table-properties style:width="5.9056in" fo:margin-top="0.1576in" fo:margin-bottom="0.1576in" table:align="margins"/>
    </style:style>
    <style:style style:name="Tabella4.A" style:family="table-column">
      <style:table-column-properties style:column-width="1.6875in" style:rel-column-width="18723*"/>
    </style:style>
    <style:style style:name="Tabella4.B" style:family="table-column">
      <style:table-column-properties style:column-width="0.7201in" style:rel-column-width="7993*"/>
    </style:style>
    <style:style style:name="Tabella4.C" style:family="table-column">
      <style:table-column-properties style:column-width="3.4979in" style:rel-column-width="38819*"/>
    </style:style>
    <style:style style:name="Tabella4.A1" style:family="table-cell">
      <style:table-cell-properties fo:padding="0.0382in" fo:border-left="0.0007in solid #000000" fo:border-right="none" fo:border-top="0.0007in solid #000000" fo:border-bottom="0.0007in solid #000000"/>
    </style:style>
    <style:style style:name="Tabella4.C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C2" style:family="table-cell">
      <style:table-cell-properties fo:padding="0.0382in" fo:border-left="0.0007in solid #000000" fo:border-right="0.0007in solid #000000" fo:border-top="none" fo:border-bottom="0.0007in solid #000000"/>
    </style:style>
    <style:style style:name="Tabella5" style:family="table">
      <style:table-properties style:width="5.9056in" fo:margin-top="0.1576in" fo:margin-bottom="0.1576in" table:align="margins"/>
    </style:style>
    <style:style style:name="Tabella5.A" style:family="table-column">
      <style:table-column-properties style:column-width="1.6972in" style:rel-column-width="18838*"/>
    </style:style>
    <style:style style:name="Tabella5.B" style:family="table-column">
      <style:table-column-properties style:column-width="0.7097in" style:rel-column-width="7877*"/>
    </style:style>
    <style:style style:name="Tabella5.C" style:family="table-column">
      <style:table-column-properties style:column-width="3.4979in" style:rel-column-width="38820*"/>
    </style:style>
    <style:style style:name="Tabella5.A1" style:family="table-cell">
      <style:table-cell-properties fo:padding="0.0382in" fo:border-left="0.0007in solid #000000" fo:border-right="none" fo:border-top="0.0007in solid #000000" fo:border-bottom="0.0007in solid #000000"/>
    </style:style>
    <style:style style:name="Tabella5.C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C2" style:family="table-cell">
      <style:table-cell-properties fo:padding="0.0382in" fo:border-left="0.0007in solid #000000" fo:border-right="0.0007in solid #000000" fo:border-top="none" fo:border-bottom="0.0007in solid #000000"/>
    </style:style>
    <style:style style:name="Tabella6" style:family="table">
      <style:table-properties style:width="5.9056in" fo:margin-top="0.1576in" fo:margin-bottom="0.1576in" table:align="margins"/>
    </style:style>
    <style:style style:name="Tabella6.A" style:family="table-column">
      <style:table-column-properties style:column-width="2.0826in" style:rel-column-width="23114*"/>
    </style:style>
    <style:style style:name="Tabella6.B" style:family="table-column">
      <style:table-column-properties style:column-width="0.6264in" style:rel-column-width="6951*"/>
    </style:style>
    <style:style style:name="Tabella6.C" style:family="table-column">
      <style:table-column-properties style:column-width="3.1965in" style:rel-column-width="35470*"/>
    </style:style>
    <style:style style:name="Tabella6.A1" style:family="table-cell">
      <style:table-cell-properties fo:padding="0.0382in" fo:border-left="0.0007in solid #000000" fo:border-right="none" fo:border-top="0.0007in solid #000000" fo:border-bottom="0.0007in solid #000000"/>
    </style:style>
    <style:style style:name="Tabella6.C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C2" style:family="table-cell">
      <style:table-cell-properties fo:padding="0.0382in" fo:border-left="0.0007in solid #000000" fo:border-right="0.0007in solid #000000" fo:border-top="none" fo:border-bottom="0.0007in solid #000000"/>
    </style:style>
    <style:style style:name="Tabella7" style:family="table">
      <style:table-properties style:width="5.9056in" fo:margin-top="0.1576in" fo:margin-bottom="0.1576in" table:align="margins"/>
    </style:style>
    <style:style style:name="Tabella7.A" style:family="table-column">
      <style:table-column-properties style:column-width="1.5097in" style:rel-column-width="16757*"/>
    </style:style>
    <style:style style:name="Tabella7.B" style:family="table-column">
      <style:table-column-properties style:column-width="0.6368in" style:rel-column-width="7068*"/>
    </style:style>
    <style:style style:name="Tabella7.C" style:family="table-column">
      <style:table-column-properties style:column-width="3.7583in" style:rel-column-width="41710*"/>
    </style:style>
    <style:style style:name="Tabella7.A1" style:family="table-cell">
      <style:table-cell-properties fo:padding="0.0382in" fo:border-left="0.0007in solid #000000" fo:border-right="none" fo:border-top="0.0007in solid #000000" fo:border-bottom="0.0007in solid #000000"/>
    </style:style>
    <style:style style:name="Tabella7.C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C2" style:family="table-cell">
      <style:table-cell-properties fo:padding="0.0382in" fo:border-left="0.0007in solid #000000" fo:border-right="0.0007in solid #000000" fo:border-top="none" fo:border-bottom="0.0007in solid #000000"/>
    </style:style>
    <style:style style:name="Table6" style:family="table">
      <style:table-properties style:width="5.9083in" fo:margin-left="0in" fo:margin-right="-0.0028in" fo:margin-top="0.1576in" fo:margin-bottom="0.1576in" table:align="margins"/>
    </style:style>
    <style:style style:name="Table6.A" style:family="table-column">
      <style:table-column-properties style:column-width="3.5681in" style:rel-column-width="39578*"/>
    </style:style>
    <style:style style:name="Table6.B" style:family="table-column">
      <style:table-column-properties style:column-width="2.3403in" style:rel-column-width="2595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5.9083in" fo:margin-left="0in" fo:margin-right="-0.0028in" fo:margin-top="0.1576in" fo:margin-bottom="0.1576in" table:align="margins"/>
    </style:style>
    <style:style style:name="Table8.A" style:family="table-column">
      <style:table-column-properties style:column-width="4.0417in" style:rel-column-width="44832*"/>
    </style:style>
    <style:style style:name="Table8.B" style:family="table-column">
      <style:table-column-properties style:column-width="1.8667in" style:rel-column-width="2070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2" style:family="table">
      <style:table-properties style:width="5.9083in" fo:margin-left="0in" fo:margin-right="-0.0028in" fo:margin-top="0.1576in" fo:margin-bottom="0.1576in" table:align="margins"/>
    </style:style>
    <style:style style:name="Table12.A" style:family="table-column">
      <style:table-column-properties style:column-width="2.384in" style:rel-column-width="26446*"/>
    </style:style>
    <style:style style:name="Table12.B" style:family="table-column">
      <style:table-column-properties style:column-width="3.5243in" style:rel-column-width="3908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083in" fo:margin-left="0in" fo:margin-right="-0.0028in" fo:margin-top="0.1576in" fo:margin-bottom="0.1576in" table:align="margins"/>
    </style:style>
    <style:style style:name="Table13.A" style:family="table-column">
      <style:table-column-properties style:column-width="2.5326in" style:rel-column-width="28095*"/>
    </style:style>
    <style:style style:name="Table13.B" style:family="table-column">
      <style:table-column-properties style:column-width="3.3757in" style:rel-column-width="3744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5.9229in" fo:margin-left="-0.0146in" fo:margin-right="-0.0028in" fo:margin-top="0.1576in" fo:margin-bottom="0.1576in" table:align="margins"/>
    </style:style>
    <style:style style:name="Table15.A" style:family="table-column">
      <style:table-column-properties style:column-width="2.966in" style:rel-column-width="32817*"/>
    </style:style>
    <style:style style:name="Table15.B" style:family="table-column">
      <style:table-column-properties style:column-width="2.9569in" style:rel-column-width="3271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5.9055in" style:type="right" style:leader-style="dotted" style:leader-text="."/>
        </style:tab-stops>
      </style:paragraph-properties>
    </style:style>
    <style:style style:name="P6" style:family="paragraph" style:parent-style-name="Contents_20_2">
      <style:paragraph-properties>
        <style:tab-stops>
          <style:tab-stop style:position="5.9055in"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0.5902in" fo:margin-right="0in" fo:text-indent="0in" style:auto-text-indent="false"/>
    </style:style>
    <style:style style:name="P28" style:family="paragraph" style:parent-style-name="Standard" style:list-style-name="L13">
      <style:paragraph-properties fo:margin-left="0in" fo:margin-right="0in" fo:text-indent="0in" style:auto-text-indent="false"/>
    </style:style>
    <style:style style:name="P29" style:family="paragraph" style:parent-style-name="Standard">
      <style:paragraph-properties fo:margin-left="0.5902in" fo:margin-right="0in" fo:text-indent="0in" style:auto-text-indent="false"/>
    </style:style>
    <style:style style:name="P30" style:family="paragraph" style:parent-style-name="Standard">
      <style:paragraph-properties fo:margin-left="0in" fo:margin-right="0in" fo:text-indent="0in" style:auto-text-indent="false"/>
    </style:style>
    <style:style style:name="P31" style:family="paragraph" style:parent-style-name="Table_20_Contents">
      <style:text-properties fo:font-size="8pt" style:font-size-asian="8pt" style:font-size-complex="8pt"/>
    </style:style>
    <style:style style:name="P32" style:family="paragraph" style:parent-style-name="Standard">
      <style:text-properties style:use-window-font-color="true" style:text-outline="false" style:text-line-through-style="none" style:font-name="Bitstream Vera Sans" fo:font-size="8pt" fo:font-style="normal" fo:text-shadow="none" style:text-underline-style="none" fo:font-weight="normal" style:font-name-asian="Bitstream Vera Sans" style:font-size-asian="8pt" style:font-style-asian="normal" style:font-weight-asian="normal" style:font-name-complex="Bitstream Vera Sans" style:font-size-complex="8pt" style:font-style-complex="normal" style:font-weight-complex="normal" style:text-emphasize="none"/>
    </style:style>
    <style:style style:name="P33" style:family="paragraph" style:parent-style-name="Standard">
      <style:text-properties fo:font-size="8pt" style:font-size-asian="8pt" style:font-size-complex="8pt"/>
    </style:style>
    <style:style style:name="P34" style:family="paragraph" style:parent-style-name="Table_20_Contents">
      <style:text-properties style:font-name="Arial1" fo:font-weight="normal" style:font-weight-asian="normal" style:font-weight-complex="normal"/>
    </style:style>
    <style:style style:name="P35" style:family="paragraph" style:parent-style-name="Table_20_Contents">
      <style:text-properties style:font-name="Arial1"/>
    </style:style>
    <style:style style:name="P36" style:family="paragraph" style:parent-style-name="Standard">
      <style:text-properties fo:background-color="transparent"/>
    </style:style>
    <style:style style:name="P37" style:family="paragraph" style:parent-style-name="Standard" style:list-style-name="L14"/>
    <style:style style:name="P38" style:family="paragraph" style:parent-style-name="Code" style:list-style-name="L15"/>
    <style:style style:name="P39" style:family="paragraph" style:parent-style-name="Code" style:list-style-name="L16"/>
    <style:style style:name="P40" style:family="paragraph" style:parent-style-name="Code"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Table_20_Contents" style:list-style-name="L20"/>
    <style:style style:name="P44" style:family="paragraph" style:parent-style-name="Table_20_Contents" style:list-style-name="L21"/>
    <style:style style:name="P45" style:family="paragraph" style:parent-style-name="Table_20_Contents" style:list-style-name="L22"/>
    <style:style style:name="P46" style:family="paragraph" style:parent-style-name="Table_20_Contents" style:list-style-name="L23"/>
    <style:style style:name="P47" style:family="paragraph" style:parent-style-name="Table_20_Contents" style:list-style-name="L24"/>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27"/>
    <style:style style:name="P51" style:family="paragraph" style:parent-style-name="Standard">
      <style:text-properties fo:font-weight="normal" style:font-weight-asian="normal" style:font-weight-complex="normal"/>
    </style:style>
    <style:style style:name="P52" style:family="paragraph" style:parent-style-name="Standard" style:list-style-name="L28">
      <style:text-properties fo:font-weight="normal" style:font-weight-asian="normal" style:font-weight-complex="normal"/>
    </style:style>
    <style:style style:name="P53" style:family="paragraph" style:parent-style-name="Heading_20_2">
      <style:text-properties fo:background-color="transparent"/>
    </style:style>
    <style:style style:name="P54" style:family="paragraph" style:parent-style-name="Standard">
      <style:text-properties fo:background-color="#ffff00"/>
    </style:style>
    <style:style style:name="P55" style:family="paragraph" style:parent-style-name="Standard">
      <style:paragraph-properties fo:background-color="transparent">
        <style:background-image/>
      </style:paragraph-properties>
      <style:text-properties fo:background-color="transparent"/>
    </style:style>
    <style:style style:name="P56" style:family="paragraph" style:parent-style-name="Standard">
      <style:text-properties fo:font-weight="bold"/>
    </style:style>
    <style:style style:name="P57" style:family="paragraph" style:parent-style-name="Standard">
      <style:paragraph-properties fo:margin-left="0.3925in" fo:margin-right="0in" fo:text-indent="0in" style:auto-text-indent="false"/>
    </style:style>
    <style:style style:name="P58" style:family="paragraph" style:parent-style-name="Standard">
      <style:paragraph-properties fo:margin-left="0.3846in" fo:margin-right="0in" fo:text-indent="0in" style:auto-text-indent="false"/>
    </style:style>
    <style:style style:name="P59" style:family="paragraph" style:parent-style-name="Standard">
      <style:paragraph-properties fo:margin-left="0.0083in" fo:margin-right="0in" fo:text-indent="0in" style:auto-text-indent="false"/>
      <style:text-properties fo:font-weight="bold"/>
    </style:style>
    <style:style style:name="P60" style:family="paragraph" style:parent-style-name="Standard">
      <style:paragraph-properties fo:margin-left="0.3925in" fo:margin-right="0in" fo:text-indent="0in" style:auto-text-indent="false"/>
      <style:text-properties style:font-name="Arial5" fo:font-size="10pt" style:font-name-asian="Arial5" style:font-size-asian="12pt" style:font-name-complex="Arial5" style:font-size-complex="12pt"/>
    </style:style>
    <style:style style:name="P61"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62" style:family="paragraph" style:parent-style-name="Standard">
      <style:paragraph-properties fo:margin-left="0.3925in" fo:margin-right="0in" fo:text-indent="0in" style:auto-text-indent="false" style:text-autospace="none"/>
      <style:text-properties style:font-name="Arial5" fo:font-size="10pt" style:font-name-asian="Arial5" style:font-size-asian="12pt" style:font-name-complex="Arial5" style:font-size-complex="12pt"/>
    </style:style>
    <style:style style:name="P63" style:family="paragraph" style:parent-style-name="Standard">
      <style:paragraph-properties fo:margin-left="0.3846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64" style:family="paragraph" style:parent-style-name="Heading_20_2">
      <style:paragraph-properties fo:break-before="page"/>
    </style:style>
    <style:style style:name="P65" style:family="paragraph" style:parent-style-name="Standard">
      <style:paragraph-properties fo:margin-left="0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66"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style:use-window-font-color="true" style:text-outline="false" style:text-line-through-style="none" fo:font-style="normal" fo:text-shadow="none" style:text-underline-style="none" fo:font-weight="normal" style:font-name-asian="Bitstream Vera Sans" style:font-style-asian="normal" style:font-weight-asian="normal" style:font-name-complex="Bitstream Vera Sans" style:font-style-complex="normal" style:font-weight-complex="normal" style:text-emphasize="none"/>
    </style:style>
    <style:style style:name="T9" style:family="text">
      <style:text-properties style:use-window-font-color="true" style:text-outline="false" style:text-line-through-style="none"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T10" style:family="text">
      <style:text-properties fo:background-color="#ffff00"/>
    </style:style>
    <style:style style:name="T11" style:family="text">
      <style:text-properties style:font-name="Arial5" fo:font-size="10pt" fo:font-style="italic" style:font-name-asian="Arial5" style:font-size-asian="10pt" style:font-name-complex="Arial5" style:font-size-complex="10pt"/>
    </style:style>
    <style:style style:name="T12" style:family="text">
      <style:text-properties fo:font-size="10pt"/>
    </style:style>
    <style:style style:name="T13" style:family="text">
      <style:text-properties style:font-name="Arial5" fo:font-size="10pt" style:font-name-asian="Arial5" style:font-size-asian="12pt" style:font-name-complex="Arial5" style:font-size-complex="12pt"/>
    </style:style>
    <style:style style:name="T14" style:family="text">
      <style:text-properties style:font-name="Arial5" fo:font-size="12pt" style:font-name-asian="Arial5" style:font-size-asian="12pt" style:font-name-complex="Arial5" style:font-size-complex="12pt"/>
    </style:style>
    <style:style style:name="T15" style:family="text">
      <style:text-properties style:font-name="Courier" fo:font-size="10pt" style:font-name-asian="Courier" style:font-size-asian="12pt" style:font-name-complex="Courier" style:font-size-complex="12pt"/>
    </style:style>
    <style:style style:name="T16" style:family="text">
      <style:text-properties style:font-name="Courier" style:font-name-asian="Courier" style:font-name-complex="Courier"/>
    </style:style>
    <style:style style:name="T17" style:family="text">
      <style:text-properties fo:font-weight="bold" style:font-weight-asian="bold" style:font-weight-complex="bold"/>
    </style:style>
    <style:style style:name="fr1" style:family="graphic" style:parent-style-name="Frame">
      <style:graphic-properties fo:margin-top="0.1965in" fo:margin-bottom="0.1965in" style:wrap="none" style:vertical-pos="from-top" style:vertical-rel="paragraph" style:horizontal-pos="center" style:horizontal-rel="paragraph"/>
    </style:style>
    <style:style style:name="fr2"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1575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7" style:family="graphic" style:parent-style-name="Frame">
      <style:graphic-properties fo:margin-top="0.1575in" fo:margin-bottom="0.1575in" style:wrap="none" style:vertical-pos="from-top" style:vertical-rel="paragraph" style:horizontal-pos="center" style:horizontal-rel="paragraph"/>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style:background-image/>
      </style:graphic-properties>
    </style:style>
    <style:style style:name="fr9"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10" style:family="graphic" style:parent-style-name="Frame">
      <style:graphic-properties fo:margin-top="0.1575in" fo:margin-bottom="0.1575in" style:wrap="none" style:vertical-pos="from-top" style:vertical-rel="paragraph" style:horizontal-pos="from-left" style:horizontal-rel="paragraph"/>
    </style:style>
    <style:style style:name="fr11"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12" style:family="graphic" style:parent-style-name="Frame">
      <style:graphic-properties fo:margin-top="0in" fo:margin-bottom="0.1575in" style:wrap="none" style:vertical-pos="from-top" style:vertical-rel="paragraph" style:horizontal-pos="from-left" style:horizontal-rel="paragraph"/>
    </style:style>
    <style:style style:name="fr13" style:family="graphic" style:parent-style-name="Frame">
      <style:graphic-properties fo:margin-top="0in" fo:margin-bottom="0.1575in"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in" fo:margin-bottom="0.1575in"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2in"/>
      </text:list-level-style-number>
      <text:list-level-style-number text:level="4" style:num-suffix=". " style:num-format="1" text:display-levels="4">
        <style:list-level-properties text:min-label-width="0.252in"/>
      </text:list-level-style-number>
      <text:list-level-style-number text:level="5" style:num-format="">
        <style:list-level-properties text:min-label-width="0.25in"/>
      </text:list-level-style-number>
      <text:list-level-style-number text:level="6" style:num-suffix="." style:num-format="i">
        <style:list-level-properties text:min-label-width="0.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0626in" svg:width="4.9835in" draw:z-index="0"><draw:text-box fo:min-height="2.689in"><text:p text:style-name="Figure"><draw:frame draw:style-name="fr2" draw:name="Object1" text:anchor-type="paragraph" svg:x="-0.0016in" svg:y="0.1638in" svg:width="4.9846in" style:rel-width="100%" svg:height="2.3646in"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083in" svg:y="-0.0008in" svg:width="5.9055in" style:rel-width="100%" svg:height="6.6575in" style:rel-height="scale-min" draw:z-index="6"><draw:text-box><text:p text:style-name="Figure"><draw:frame draw:style-name="fr4" draw:name="Oggetto1" text:anchor-type="paragraph" svg:x="0in" svg:y="0in" svg:width="5.9071in" style:rel-width="100%" svg:height="6.3134in"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16in" svg:y="0.0008in" svg:width="5.9465in" style:rel-width="100%" svg:height="8.4217in" style:rel-height="scale-min" draw:z-index="4"><draw:text-box><text:p text:style-name="Figure"><draw:frame draw:style-name="fr6" draw:name="Object2" text:anchor-type="paragraph" svg:x="0.0016in" svg:y="0.0008in" svg:width="5.9465in" style:rel-width="100%" svg:height="8.4217in"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047in" svg:width="5.8756in" draw:z-index="12"><draw:text-box fo:min-height="2.7165in"><text:p text:style-name="Figure"><draw:frame draw:style-name="fr8" draw:name="Object5" text:anchor-type="paragraph" svg:x="0in" svg:y="0in" svg:width="5.8736in" style:rel-width="100%" svg:height="2.7902in"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setConfig() shall be called passing the reference to the configuration object (an instance of SyncManagerConfig – for details, see the dedicated section about the configuration objects in later in this document).</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p text:style-name="Heading_20_3"><draw:frame draw:style-name="fr9" draw:name="Frame8" text:anchor-type="paragraph" svg:y="-0.0035in" svg:width="5.9055in" style:rel-width="100%" svg:height="4.4972in" style:rel-height="scale-min" draw:z-index="16"><draw:text-box><text:p text:style-name="Figure"><draw:frame draw:style-name="fr4" draw:name="Object7" text:anchor-type="paragraph" svg:x="0in" svg:y="0in" svg:width="5.9091in" style:rel-width="100%" svg:height="4.4835in"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154in" svg:y="0.1752in" svg:width="5.8756in" draw:z-index="14"><draw:text-box fo:min-height="2.9063in"><text:p text:style-name="Figure"><draw:frame draw:style-name="fr4" draw:name="Object8" text:anchor-type="paragraph" svg:x="0.0008in" svg:y="-0.0028in" svg:width="5.8756in" style:rel-width="100%" svg:height="2.7508in"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wchar_t* sourceName)</text:p>
          </table:table-cell>
          <table:table-cell table:style-name="Table9.B2" office:value-type="string">
            <text:p text:style-name="Table_20_Contents">Constructor: creates a SyncSource from the specified SourceName</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154in" svg:y="0.1118in" svg:width="5.8756in" draw:z-index="18"><draw:text-box fo:min-height="6.8126in"><text:p text:style-name="Figure"><draw:frame draw:style-name="fr4" draw:name="Object6" text:anchor-type="paragraph" svg:x="0.0008in" svg:y="0.0035in" svg:width="5.8728in" style:rel-width="100%" svg:height="6.648in"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wchar_t* uri, SyncSourceConfig s)</text:p>
          </table:table-cell>
          <table:table-cell table:style-name="Table10.B2" office:value-type="string">
            <text:p text:style-name="Table_20_Contents">Fill the given SyncSourceConfig with the configuration of the SyncSource with the given URI. If such SyncSource does not exist, s remains untached and the method returns FALSE. Otherwise TRUE is returned.</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wchar_t*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4"><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wchar_t* uri, SyncSourceConfig s, BOOL refresh=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Table_20_Contents">boolean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ean save()</text:p>
          </table:table-cell>
          <table:table-cell table:style-name="Table11.B2" office:value-type="string">
            <text:p text:style-name="Table_20_Contents">Stores the object values to the DMTree. Returns TRUE in case of success, FALSE otherwise</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The table below shows the pattern we will use for the other config classes.</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AccessConfig()</text:p>
          </table:table-cell>
          <table:table-cell table:style-name="Table14.B2" office:value-type="string">
            <text:p text:style-name="Table_20_Contents">Default constructor.</text:p>
          </table:table-cell>
        </table:table-row>
        <table:table-row>
          <table:table-cell table:style-name="Table14.A2" office:value-type="string">
            <text:p text:style-name="Table_20_Contents">AccessConfig(AccessConfig&amp; c)</text:p>
          </table:table-cell>
          <table:table-cell table:style-name="Table14.B2" office:value-type="string">
            <text:p text:style-name="Table_20_Contents">Creates a new instance starting from the values of the given instance.</text:p>
          </table:table-cell>
        </table:table-row>
        <table:table-row>
          <table:table-cell table:style-name="Table14.A2" office:value-type="string">
            <text:p text:style-name="P35"><text:span text:style-name="T8">~AccessConfig</text:span><text:span text:style-name="T9">()</text:span></text:p>
          </table:table-cell>
          <table:table-cell table:style-name="Table14.B2" office:value-type="string">
            <text:p text:style-name="Table_20_Contents">Destructor.</text:p>
          </table:table-cell>
        </table:table-row>
        <table:table-row>
          <table:table-cell table:style-name="Table14.A2" office:value-type="string">
            <text:p text:style-name="Table_20_Contents">wchar_t* getUsername(wchar_t* v, int size = -1)</text:p>
            <text:p text:style-name="P31"/>
          </table:table-cell>
          <table:table-cell table:style-name="Table14.B2" office:value-type="string">
            <text:p text:style-name="Table_20_Contents">Returns the username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Username(wchar_t* username)</text:p>
          </table:table-cell>
          <table:table-cell table:style-name="Table14.B2" office:value-type="string">
            <text:p text:style-name="Table_20_Contents">Sets the username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wchar_t* getPassword(wchar_t* v, int size = -1)</text:p>
          </table:table-cell>
          <table:table-cell table:style-name="Table14.B2" office:value-type="string">
            <text:p text:style-name="Table_20_Contents">Returns the password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Password(wchar_t* password)</text:p>
          </table:table-cell>
          <table:table-cell table:style-name="Table14.B2" office:value-type="string">
            <text:p text:style-name="Table_20_Contents">Sets the password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wchar_t* getDeviceId(wchar_t* v, int size = -1)</text:p>
          </table:table-cell>
          <table:table-cell table:style-name="Table14.B2" office:value-type="string">
            <text:p text:style-name="Table_20_Contents">Returns the deviceId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DeviceId(wchar_t* deviceId)</text:p>
          </table:table-cell>
          <table:table-cell table:style-name="Table14.B2" office:value-type="string">
            <text:p text:style-name="Table_20_Contents">Sets a new deviceId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SyncMode getFirstTimeSyncMode()</text:p>
          </table:table-cell>
          <table:table-cell table:style-name="Table14.B2" office:value-type="string">
            <text:p text:style-name="Table_20_Contents">Returns the SyncMode that the sync engine should your the first time a source is synced.</text:p>
          </table:table-cell>
        </table:table-row>
        <table:table-row>
          <table:table-cell table:style-name="Table14.A2" office:value-type="string">
            <text:p text:style-name="Table_20_Contents">void setFirstTimeSyncMode(SyncMode syncMode)</text:p>
          </table:table-cell>
          <table:table-cell table:style-name="Table14.B2" office:value-type="string">
            <text:p text:style-name="Table_20_Contents">Sets the SyncMode that the sync engine should your the first time a source is synced.</text:p>
          </table:table-cell>
        </table:table-row>
        <table:table-row>
          <table:table-cell table:style-name="Table14.A2" office:value-type="string">
            <text:p text:style-name="Table_20_Contents">BOOL getUseProxy()</text:p>
          </table:table-cell>
          <table:table-cell table:style-name="Table14.B2" office:value-type="string">
            <text:p text:style-name="Table_20_Contents">Should the sync engine use a HTTP proxy?</text:p>
          </table:table-cell>
        </table:table-row>
        <table:table-row>
          <table:table-cell table:style-name="Table14.A2" office:value-type="string">
            <text:p text:style-name="Table_20_Contents">void setUseProxy(BOOL useProxy)</text:p>
          </table:table-cell>
          <table:table-cell table:style-name="Table14.B2" office:value-type="string">
            <text:p text:style-name="Table_20_Contents">Sets if the sync engine should use a HTTP proxy to access the server.</text:p>
          </table:table-cell>
        </table:table-row>
        <table:table-row>
          <table:table-cell table:style-name="Table14.A2" office:value-type="string">
            <text:p text:style-name="Table_20_Contents">wchar_t* getProxyHost(wchar_t* v, int size = -1)</text:p>
          </table:table-cell>
          <table:table-cell table:style-name="Table14.B2" office:value-type="string">
            <text:p text:style-name="Table_20_Contents">Returns the proxyHost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ProxyHost(wchar_t* proxyHost)</text:p>
          </table:table-cell>
          <table:table-cell table:style-name="Table14.B2" office:value-type="string">
            <text:p text:style-name="Table_20_Contents">Sets a new <text:s/>proxyHost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wchar_t* getSyncURL(wchar_t* v, int size = -1)</text:p>
          </table:table-cell>
          <table:table-cell table:style-name="Table14.B2" office:value-type="string">
            <text:p text:style-name="Table_20_Contents">Returns the syncURL value. If the URL does not start with http:// (or HTTP://) or https:// (or HTTPS://), http:// is prepended to the given string.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SyncURL(wchar_t* syncURL)</text:p>
          </table:table-cell>
          <table:table-cell table:style-name="Table14.B2" office:value-type="string">
            <text:p text:style-name="Table_20_Contents">Sets a new <text:s/>syncURL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void setBeginSync(unsigned long timestamp)</text:p>
          </table:table-cell>
          <table:table-cell table:style-name="Table14.B2" office:value-type="string">
            <text:p text:style-name="Table_20_Contents">Sets the new "beginSync" timestamp.</text:p>
          </table:table-cell>
        </table:table-row>
        <table:table-row>
          <table:table-cell table:style-name="Table14.A2" office:value-type="string">
            <text:p text:style-name="Table_20_Contents">unsigned long getBeginSync()</text:p>
          </table:table-cell>
          <table:table-cell table:style-name="Table14.B2" office:value-type="string">
            <text:p text:style-name="Table_20_Contents">Returns the beginSync timestamp</text:p>
          </table:table-cell>
        </table:table-row>
        <table:table-row>
          <table:table-cell table:style-name="Table14.A2" office:value-type="string">
            <text:p text:style-name="Table_20_Contents">void setEndSync(unsigned long timestamp)</text:p>
          </table:table-cell>
          <table:table-cell table:style-name="Table14.B2" office:value-type="string">
            <text:p text:style-name="Table_20_Contents">Sets the new "endSync" timestamp.</text:p>
          </table:table-cell>
        </table:table-row>
        <table:table-row>
          <table:table-cell table:style-name="Table14.A2" office:value-type="string">
            <text:p text:style-name="Table_20_Contents">unsigned long getEndSync()</text:p>
          </table:table-cell>
          <table:table-cell table:style-name="Table14.B2" office:value-type="string">
            <text:p text:style-name="Table_20_Contents">Returns the endSync timestamp</text:p>
          </table:table-cell>
        </table:table-row>
        <table:table-row>
          <table:table-cell table:style-name="Table14.A2" office:value-type="string">
            <text:p text:style-name="Table_20_Contents">unsigned int getDirty()</text:p>
          </table:table-cell>
          <table:table-cell table:style-name="Table14.B2" office:value-type="string">
            <text:p text:style-name="Table_20_Contents">Has some of this values changed?</text:p>
          </table:table-cell>
        </table:table-row>
        <table:table-row>
          <table:table-cell table:style-name="Table14.A2" office:value-type="string">
            <text:p text:style-name="Table_20_Contents">void assign(AccessConfig&amp; s)</text:p>
          </table:table-cell>
          <table:table-cell table:style-name="Table14.B2" office:value-type="string">
            <text:p text:style-name="Table_20_Contents">Sets the values of this object with with the values from the given AccessConfig source object.</text:p>
          </table:table-cell>
        </table:table-row>
      </table:table>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format</text:p>
          </table:table-cell>
          <table:table-cell table:style-name="Table16.B2" office:value-type="string">
            <text:p text:style-name="Table_20_Contents">Format represent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
      <text:p text:style-name="Heading_20_3">DeviceConfig</text:p>
      <text:p text:style-name="P36">The methods of DeviceConfig are fundamentally getters and setters of the properties listed in the class diagram of <text:sequence-ref text:reference-format="category-and-value" text:ref-name="refFigure6">Figure 7</text:sequence-ref></text:p>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7">Figure 8</text:sequence-ref>.</text:p>
      <text:p text:style-name="Standard"><draw:frame draw:style-name="fr3" draw:name="Frame13" text:anchor-type="paragraph" svg:x="0in" svg:y="0in" svg:width="5.9055in" style:rel-width="100%" svg:height="2.8819in" style:rel-height="scale-min" draw:z-index="26"><draw:text-box><text:p text:style-name="Figure"><draw:frame draw:style-name="fr11" draw:name="Object12" text:anchor-type="paragraph" svg:y="0.1634in" svg:width="4.7528in" style:rel-width="76%" svg:height="2.6984in" style:rel-height="scale" draw:z-index="27"><draw:object xlink:href="./Object 12" xlink:type="simple" xlink:show="embed" xlink:actuate="onLoad"/><draw:image xlink:href="./ObjectReplacements/Object 12" xlink:type="simple" xlink:show="embed" xlink:actuate="onLoad"/></draw:frame>Figure <text:sequence text:ref-name="refFigure7" text:name="Figure" text:formula="ooow:Figure+1" style:num-format="1">8</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37">b64 : base64 encoder/decoder</text:p>
        </text:list-item>
        <text:list-item>
          <text:p text:style-name="P37">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text:p>
      <text:list text:style-name="L15">
        <text:list-header>
          <text:p text:style-name="P38">+ CTCap</text:p>
          <text:p text:style-name="P38"><text:s text:c="2"/>- &lt;CTCap block&gt; <text:span text:style-name="T10">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 <text:s text:c="2"/><text:span text:style-name="T10">currently it check for T and F. To modify the api to check 1 or 0</text:span> <text:s/></text:p>
      <text:p text:style-name="Code"><text:s text:c="4"/>+ checkConn</text:p>
      <text:p text:style-name="Code"><text:s text:c="6"/>- &lt;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s text:c="5"/><text:span text:style-name="T10">currently it check for T and F. To modify the api to check 1 or 0 </text:span><text:s text:c="3"/></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Code"><text:s text:c="4"/>+ HwV</text:p>
      <text:p text:style-name="Code"><text:s text:c="6"/>- &lt;hardware version of the device&gt;</text:p>
      <text:p text:style-name="Code"><text:s text:c="4"/>+ LrgObj</text:p>
      <text:p text:style-name="Code"><text:s text:c="6"/>- &lt;1 | 0&gt;</text:p>
      <text:p text:style-name="Code"><text:s text:c="2"/>+ Ext</text:p>
      <text:p text:style-name="Code"><text:s text:c="4"/>+ beginTimestamp</text:p>
      <text:p text:style-name="Code"><text:s text:c="6"/>- &lt;last synchronization begin timstamp&gt;</text:p>
      <text:p text:style-name="Code"><text:s text:c="4"/>+ endTimestamp</text:p>
      <text:p text:style-name="Code"><text:s text:c="6"/>- &lt;last synchronization end timestamp&gt;</text:p>
      <text:p text:style-name="Code"><text:s text:c="4"/>+ firstTimeSyncMode <text:s/><text:span text:style-name="T10">this is never used and has no sense. Check if can be removed</text:span></text:p>
      <text:p text:style-name="Code"><text:s text:c="6"/>- &lt;first time sync mode&gt;</text:p>
      <text:p text:style-name="Code"><text:s text:c="4"/>+ maxDataSize</text:p>
      <text:p text:style-name="Code"><text:s text:c="6"/>- &lt;max data size&gt;</text:p>
      <text:p text:style-name="Code"><text:s text:c="4"/>+ maxMsgSize</text:p>
      <text:p text:style-name="Code"><text:s text:c="6"/>- &lt;max message size&gt;</text:p>
      <text:p text:style-name="Code"><text:s text:c="4"/>+ maxModPerMsg</text:p>
      <text:p text:style-name="Code"><text:s text:c="6"/>- &lt;max # of items in a message&gt;</text:p>
      <text:p text:style-name="Code"><text:s text:c="4"/>+ devInfHash</text:p>
      <text:p text:style-name="Code"><text:s text:c="6"/>- &lt;the hash for devinf&gt;</text:p>
      <text:p text:style-name="Code"><text:s text:c="4"/>+ logLevel</text:p>
      <text:list text:style-name="L16">
        <text:list-header>
          <text:p text:style-name="P39"><text:s text:c="2"/>- &lt;log level&gt;</text:p>
        </text:list-header>
      </text:list>
      <text:p text:style-name="Code"><text:s text:c="4"/>+ encryption</text:p>
      <text:list text:style-name="L17">
        <text:list-header>
          <text:p text:style-name="P40"><text:s text:c="2"/>- &lt;1 | 0&gt; <text:s/><text:span text:style-name="T10">currently it check for T and F. To modify the api to check 1 or 0</text:span></text:p>
        </text:list-header>
      </text:list>
      <text:p text:style-name="Code"><text:s text:c="4"/>+ maxObjSize</text:p>
      <text:p text:style-name="Code"><text:s text:c="6"/>- &lt;max size of an object&gt;</text:p>
      <text:p text:style-name="Code"><text:s text:c="4"/>+ UTC</text:p>
      <text:p text:style-name="Code"><text:s text:c="6"/>- &lt;1 | 0&gt;</text:p>
      <text:p text:style-name="Code"><text:s text:c="4"/>+ NumberOfChanges <text:s text:c="6"/></text:p>
      <text:list text:style-name="L15">
        <text:list-header>
          <text:p text:style-name="P38"><text:s text:c="2"/>- &lt;1 | 0&gt;</text:p>
          <text:p text:style-name="P38"/>
        </text:list-header>
      </text:list>
      <text:p text:style-name="Code"/>
      <text:p text:style-name="Standard">Notes:</text:p>
      <text:list text:style-name="L18">
        <text:list-item>
          <text:p text:style-name="P41">If proxy host is an empty string, it is intended as “do not use proxy”.</text:p>
        </text:list-item>
        <text:list-item>
          <text:p text:style-name="P41">&lt;preferred authentication type&gt; is one of: “syncml:auth-md5”, “syncml:auth-basic”.</text:p>
        </text:list-item>
        <text:list-item>
          <text:p text:style-name="P41">&lt;log level&gt; is one of: “none”, “normal”, “debug”.</text:p>
        </text:list-item>
        <text:list-item>
          <text:p text:style-name="P41">&lt;Integer value&gt; means 0 get the default value, otherwise the value set</text:p>
        </text:list-item>
        <text:list-item>
          <text:p text:style-name="P41">DsV identifies the DTD version in use</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42">The client connects for the first time to a server;</text:p>
        </text:list-item>
        <text:list-item>
          <text:p text:style-name="P42">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0, it means that the client has never connected to such server. </text:p>
      <text:p text:style-name="Standard">Note that a client application must make sure to reset devInfHash when any of the relevant configuration settings are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43">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43">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44">datetime: a Date object representing date and time when error occurring</text:p>
              </text:list-item>
              <text:list-item>
                <text:p text:style-name="P44">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43">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43">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43">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45">going to start sending data</text:p>
              </text:list-item>
            </text:list>
            <text:p text:style-name="Table_20_Contents">It shall bring the following info:</text:p>
            <text:list text:style-name="L23">
              <text:list-item>
                <text:p text:style-name="P46">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46">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45">going to start reading data</text:p>
              </text:list-item>
            </text:list>
            <text:p text:style-name="Table_20_Contents">It shall bring the following info:</text:p>
            <text:list text:style-name="L23">
              <text:list-item text:start-value="1">
                <text:p text:style-name="P46">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45">received a certain amount of data</text:p>
              </text:list-item>
            </text:list>
            <text:p text:style-name="Table_20_Contents">It shall bring the following info:</text:p>
            <text:list text:style-name="L23">
              <text:list-item text:start-value="1">
                <text:p text:style-name="P46">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46">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47">source URI: the source being synchronized</text:p>
              </text:list-item>
              <text:list-item>
                <text:p text:style-name="P47">sync mode: type of the performed sync</text:p>
              </text:list-item>
              <text:list-item>
                <text:p text:style-name="P47">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47">source URI: the source being synchronized</text:p>
              </text:list-item>
              <text:list-item>
                <text:p text:style-name="P47">sync mode: type of the performed sync</text:p>
              </text:list-item>
              <text:list-item>
                <text:p text:style-name="P47">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47">source URI: the source the item belongs to</text:p>
              </text:list-item>
              <text:list-item>
                <text:p text:style-name="P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47">source URI: the source the item belongs to</text:p>
              </text:list-item>
              <text:list-item>
                <text:p text:style-name="P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47">source URI: the source the item belongs to</text:p>
              </text:list-item>
              <text:list-item>
                <text:p text:style-name="P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47">source URI: the source the item belongs to</text:p>
              </text:list-item>
              <text:list-item>
                <text:p text:style-name="P4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47">source URI: the source the item belongs to</text:p>
              </text:list-item>
              <text:list-item>
                <text:p text:style-name="P4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47">source URI: the source the item belongs to</text:p>
              </text:list-item>
              <text:list-item>
                <text:p text:style-name="P47">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47">command: the command the status relates to</text:p>
              </text:list-item>
              <text:list-item>
                <text:p text:style-name="P47">status code: the status code</text:p>
              </text:list-item>
              <text:list-item>
                <text:p text:style-name="P47">item key: the key of the item this status relates to if it is in response of a modification command.</text:p>
              </text:list-item>
              <text:list-item>
                <text:p text:style-name="P47">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47">command: the command the status relates to</text:p>
              </text:list-item>
              <text:list-item>
                <text:p text:style-name="P47">status code: the status code</text:p>
              </text:list-item>
              <text:list-item>
                <text:p text:style-name="P47">item key: the key of the item this status relates to if it is in response of a modification command.</text:p>
              </text:list-item>
              <text:list-item>
                <text:p text:style-name="P47">SourceUri: the source uri</text:p>
              </text:list-item>
            </text:list>
          </table:table-cell>
        </table:table-row>
      </table:table>
      <text:p text:style-name="Standard">Those events are represented by the classes of <text:sequence-ref text:reference-format="category-and-value" text:ref-name="refFigure8">Figure 9</text:sequence-ref>.</text:p>
      <text:p text:style-name="Heading_20_4"><draw:frame draw:style-name="fr12" draw:name="Frame3" text:anchor-type="paragraph" svg:x="0.0154in" svg:y="0.0543in" svg:width="5.8756in" draw:z-index="8"><draw:text-box fo:min-height="3.7299in"><text:p text:style-name="Figure"><draw:frame draw:style-name="fr4" draw:name="Object3" text:anchor-type="paragraph" svg:x="0in" svg:y="0in" svg:width="5.8744in" style:rel-width="100%" svg:height="3.5307in" style:rel-height="scale" draw:z-index="9"><draw:object xlink:href="./Object 3" xlink:type="simple" xlink:show="embed" xlink:actuate="onLoad"/><draw:image xlink:href="./ObjectReplacements/Object 3" xlink:type="simple" xlink:show="embed" xlink:actuate="onLoad"/></draw:frame>Figure <text:sequence text:ref-name="refFigure8" text:name="Figure" text:formula="ooow:Figure+1" style:num-format="1">9</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48">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49">sourceUri: uri of the syncSource</text:p>
        </text:list-item>
        <text:list-item>
          <text:p text:style-name="P49">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50">source URI: the source the item belongs to</text:p>
        </text:list-item>
        <text:list-item>
          <text:p text:style-name="P50">item key: the item key</text:p>
        </text:list-item>
      </text:list>
      <text:p text:style-name="Heading_20_4">SyncStatusEvent</text:p>
      <text:p text:style-name="P51">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52">command: the command the status relates to</text:p>
        </text:list-item>
        <text:list-item>
          <text:p text:style-name="P52">status code: the status code</text:p>
        </text:list-item>
      </text:list>
      <text:p text:style-name="Heading_20_3"><draw:frame draw:style-name="fr13" draw:name="Frame4" text:anchor-type="paragraph" svg:y="0.0043in" svg:width="5.9071in" draw:z-index="10"><draw:text-box fo:min-height="3.8799in"><text:p text:style-name="Figure"><draw:frame draw:style-name="fr6" draw:name="Object4" text:anchor-type="paragraph" svg:x="0.0016in" svg:y="0.0008in" svg:width="6.0008in" style:rel-width="100%" svg:height="3.6047in" style:rel-height="scale" draw:z-index="11"><draw:object xlink:href="./Object 4" xlink:type="simple" xlink:show="embed" xlink:actuate="onLoad"/><draw:image xlink:href="./ObjectReplacements/Object 4" xlink:type="simple" xlink:show="embed" xlink:actuate="onLoad"/></draw:frame>Figure <text:sequence text:ref-name="refFigure9" text:name="Figure" text:formula="ooow:Figure+1" style:num-format="1">10</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9">Figure 10</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In order to allow the application developer to register/unregister a listener, five global scoped listeners are kept. These are accessed by the global scoped functions in the table below.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w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wchar_t[], 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wchar_t[], itemKey: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wchar_t[], statusCode: in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0">Figure 11</text:sequence-ref>.</text:p>
      <text:p text:style-name="Standard"><draw:frame draw:style-name="fr14" draw:name="Frame11" text:anchor-type="paragraph" svg:y="0.0902in" svg:width="5.6508in" draw:z-index="24"><draw:text-box fo:min-height="3.2236in"><text:p text:style-name="Figure"><draw:frame draw:style-name="fr4" draw:name="Object10" text:anchor-type="paragraph" svg:x="0in" svg:y="0.1661in" svg:width="5.9091in" style:rel-width="100%" svg:height="3.0083in" style:rel-height="scale" draw:z-index="25"><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53" text:outline-level="2">SyncML Message Object Representation</text:h>
      <text:h text:style-name="P53" text:outline-level="2">Converter and Parser for Contact and Calendar objects</text:h>
      <text:p text:style-name="P36"/>
      <text:p text:style-name="P36">In order to provide facilities to the developer the Funambol Client API C++ contains classes to represent Contact and Calendar object and function to convert it <text:s/>to SIF-C or SIF-E format (Funambol Interghange Format) and Vcard or Ical. </text:p>
      <text:p text:style-name="P36">On the other hand there are function to parse the SIF format or the VCard and iCal format and create the correspondent Contact or Calendar object.</text:p>
      <text:p text:style-name="P36">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6"/>
      <text:p text:style-name="P36">The converter Diagram is as follow</text:p>
      <text:p text:style-name="P54"/>
      <text:p text:style-name="P54"/>
      <text:p text:style-name="P54"><draw:frame draw:style-name="fr15" draw:name="Oggetto8" text:anchor-type="paragraph" svg:x="-0.0008in" svg:y="-0.002in" svg:width="5.7661in" svg:height="2.3165in" draw:z-index="2"><draw:object xlink:href="./Obj00DFEFF7" xlink:type="simple" xlink:show="embed" xlink:actuate="onLoad"/><draw:image xlink:href="./ObjectReplacements/Obj00DFEFF7" xlink:type="simple" xlink:show="embed" xlink:actuate="onLoad"/></draw:frame></text:p>
      <text:p text:style-name="P36">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6">Object is the superclass of Contact and Calendar object. They represents the objects that can be filled and used by the SyncSource</text:p>
      <text:p text:style-name="P36"/>
      <text:p text:style-name="P36"/>
      <text:p text:style-name="P36"/>
      <text:p text:style-name="P36"/>
      <text:p text:style-name="P36">and the parser diagram is</text:p>
      <text:p text:style-name="P54"/>
      <text:p text:style-name="P54"/>
      <text:p text:style-name="P54"/>
      <text:p text:style-name="P54"/>
      <text:p text:style-name="P54"><draw:frame draw:style-name="fr15" draw:name="Oggetto9" text:anchor-type="paragraph" svg:x="-0.0008in" svg:y="-0.002in" svg:width="5.7661in" svg:height="3.8835in" draw:z-index="3"><draw:object xlink:href="./Obj00DFEFF9" xlink:type="simple" xlink:show="embed" xlink:actuate="onLoad"/><draw:image xlink:href="./ObjectReplacements/Obj00DFEFF9" xlink:type="simple" xlink:show="embed" xlink:actuate="onLoad"/></draw:frame></text:p>
      <text:p text:style-name="P36">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55">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1">SyncML Device Management Tree and Description</text:span> [1].</text:p>
      <text:p text:style-name="Standard"/>
      <text:p text:style-name="P56">ACL</text:p>
      <text:p text:style-name="P57">Access Control List. A list of identifiers and access rights associated with each identifier.</text:p>
      <text:p text:style-name="Standard"/>
      <text:p text:style-name="P56">Description Framework</text:p>
      <text:p text:style-name="P57">A specification for how to describe the management syntax and semantics for a particular device type.</text:p>
      <text:p text:style-name="P57"/>
      <text:p text:style-name="P56">Dynamic node</text:p>
      <text:p text:style-name="P58">A node is dynamic if the DDF property Scope is set to Dynamic, or if the Scope property</text:p>
      <text:p text:style-name="P58">is unspecified.</text:p>
      <text:p text:style-name="P58"/>
      <text:p text:style-name="P59">Interior node</text:p>
      <text:p text:style-name="P57">A node that may have child nodes, but cannot store any value. The Format property o<text:span text:style-name="T12">f </text:span><text:span text:style-name="T13">an</text:span><text:span text:style-name="T14"> </text:span><text:span text:style-name="T13">interior node is </text:span><text:span text:style-name="T15">nod</text:span><text:span text:style-name="T13">e.</text:span></text:p>
      <text:p text:style-name="P60"/>
      <text:p text:style-name="P61">Leaf node</text:p>
      <text:p text:style-name="P62">A node that can store a value, but cannot have child nodes. The Format property of a leaf node is not <text:span text:style-name="T16">nod</text:span>e.</text:p>
      <text:p text:style-name="P62"/>
      <text:p text:style-name="P61">Management object</text:p>
      <text:p text:style-name="P62">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2"/>
      <text:p text:style-name="P61">Management client</text:p>
      <text:p text:style-name="P62">A software component in a managed device that correctly interprets SyncML DM <text:s/>commands, executes appropriate actions in the device and sends back relevant responses to the issuing management server.</text:p>
      <text:p text:style-name="P62"/>
      <text:p text:style-name="P61">Management server</text:p>
      <text:p text:style-name="P62">A network based entity that issues SyncML DM commands to devices and correctly interprets responses sent from the devices.</text:p>
      <text:p text:style-name="P62"/>
      <text:p text:style-name="P61">Management tree</text:p>
      <text:p text:style-name="P62">The mechanism by which the management client interacts with the device, e.g. by storing and retrieving values from it and by manipulating the properties of it, for example the access control lists.</text:p>
      <text:p text:style-name="P62"/>
      <text:p text:style-name="P61">Node</text:p>
      <text:p text:style-name="P62">A node is a single element in a management tree. There can be two kinds of nodes in a management tree: interior nodes and leaf nodes. The Format property of a node provides information about whether a node is a leaf or an interior node.</text:p>
      <text:p text:style-name="P62"/>
      <text:p text:style-name="P61">Permanent node</text:p>
      <text:p text:style-name="P62">A node is permanent if the DDF property Scope is set to Permanent. If a node is not permanent, it is dynamic. A permanent node can never be deleted.</text:p>
      <text:p text:style-name="P62"/>
      <text:p text:style-name="P61">Server identifier</text:p>
      <text:p text:style-name="P63">The SyncML DM internal name for a management server. A management server is associated with an existing server identifier in a device through SyncML DM authentication.</text:p>
      <text:p text:style-name="P63"/>
      <text:h text:style-name="P64" text:outline-level="2">Architecture</text:h>
      <text:p text:style-name="P65">The Device Management architecture is shown in <text:sequence-ref text:reference-format="category-and-value" text:ref-name="refFigure11">Figure 12</text:sequence-ref>.</text:p>
      <text:p text:style-name="P65"><draw:frame draw:style-name="fr3" draw:name="Frame10" text:anchor-type="paragraph" svg:x="0.0016in" svg:y="0.111in" svg:width="5.9055in" style:rel-width="100%" svg:height="3.9366in" style:rel-height="scale-min" draw:z-index="20"><draw:text-box><text:p text:style-name="Figure"><draw:frame draw:style-name="fr4" draw:name="Object9" text:anchor-type="paragraph" svg:x="-0.002in" svg:y="0.1634in" svg:width="5.9091in" style:rel-width="100%" svg:height="3.85in" style:rel-height="scale" draw:z-index="21"><draw:object xlink:href="./Object 9" xlink:type="simple" xlink:show="embed" xlink:actuate="onLoad"/><draw:image xlink:href="./ObjectReplacements/Object 9" xlink:type="simple" xlink:show="embed" xlink:actuate="onLoad"/></draw:frame>Figure <text:sequence text:ref-name="refFigure11" text:name="Figure" text:formula="ooow:Figure+1" style:num-format="1">12</text:sequence>: Device Manager layer architecture</text:p></draw:text-box></draw:frame></text:p>
      <text:p text:style-name="P65"><text:span text:style-name="T17">Device Manager</text:span>: this component is responsible for the abstraction of the management operation that can be performed on a device. It will be the place where a device management protocol such as OMA DM will be implemented.</text:p>
      <text:p text:style-name="P65"/>
      <text:p text:style-name="P65"><text:span text:style-name="T17">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5"/>
      <text:p text:style-name="P65"><text:span text:style-name="T17">Management Node</text:span>: a management node represents a container of configuration properties and, optionally, of other nodes. Configuration properties are represented with the form of key-value pairs.</text:p>
      <text:p text:style-name="P65"/>
      <text:p text:style-name="P65"/>
      <text:p text:style-name="P65"/>
      <text:p text:style-name="P65"/>
      <text:p text:style-name="P65"/>
      <text:p text:style-name="P65"/>
      <text:p text:style-name="P65"/>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2">Figure 13</text:sequence-ref>.</text:p>
      <text:p text:style-name="Standard"/>
      <text:p text:style-name="Standard"><draw:frame draw:style-name="fr14" draw:name="Frame12" text:anchor-type="paragraph" svg:y="0.1244in" svg:width="4.3146in" draw:z-index="22"><draw:text-box fo:min-height="3.8598in"><text:p text:style-name="Figure"><draw:frame draw:style-name="fr4" draw:name="Object11" text:anchor-type="paragraph" svg:x="-0.0028in" svg:y="-7.0575in" svg:width="4.5756in" style:rel-width="100%" svg:height="3.9425in" style:rel-height="scale" draw:z-index="23"><draw:object xlink:href="./Object 10" xlink:type="simple" xlink:show="embed" xlink:actuate="onLoad"/><draw:image xlink:href="./ObjectReplacements/Object 10" xlink:type="simple" xlink:show="embed" xlink:actuate="onLoad"/></draw:frame>Figure <text:sequence text:ref-name="refFigure12" text:name="Figure" text:formula="ooow:Figure+1" style:num-format="1">13</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7">new</text:span> operator and must be deleted by the caller with the standard C++ <text:span text:style-name="T17">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66">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1.9689in" fo:text-indent="0in"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in" fo:margin-bottom="0.0827in"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1654in" fo:margin-bottom="0.0827in"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in" fo:margin-right="0in" fo:margin-top="0in" fo:margin-bottom="0in" fo:line-height="100%" fo:text-indent="0in" style:auto-text-indent="false">
        <style:tab-stops>
          <style:tab-stop style:position="0.25in"/>
          <style:tab-stop style:position="0.278in"/>
          <style:tab-stop style:position="0.5555in"/>
          <style:tab-stop style:position="6in"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in" fo:margin-right="0in" fo:margin-top="0in" fo:margin-bottom="0in" fo:line-height="100%" fo:text-indent="0in" style:auto-text-indent="false">
        <style:tab-stops>
          <style:tab-stop style:position="6in"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in" fo:margin-right="0in" fo:text-indent="0in"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0835in" fo:margin-bottom="0.0835in"/>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in" fo:margin-bottom="0.1472in"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width="0.25in"/>
      </text:outline-level-style>
      <text:outline-level-style text:level="2" style:num-suffix=". " style:num-format="1" text:display-levels="2">
        <style:list-level-properties text:min-label-width="0.25in"/>
      </text:outline-level-style>
      <text:outline-level-style text:level="3" style:num-suffix=". " style:num-format="1" text:display-levels="3">
        <style:list-level-properties text:min-label-width="0.252in"/>
      </text:outline-level-style>
      <text:outline-level-style text:level="4" style:num-suffix=". " style:num-format="1" text:display-levels="4">
        <style:list-level-properties text:min-label-width="0.252in"/>
      </text:outline-level-style>
      <text:outline-level-style text:level="5" style:num-format="">
        <style:list-level-properties text:min-label-width="0.25in"/>
      </text:outline-level-style>
      <text:outline-level-style text:level="6" style:num-suffix="." style:num-format="i">
        <style:list-level-properties text:min-label-width="0.252in" fo:text-align="end"/>
      </text:outline-level-style>
      <text:outline-level-style text:level="7" style:num-suffix="." style:num-format="1">
        <style:list-level-properties text:space-before="3.25in" text:min-label-width="0.25in"/>
      </text:outline-level-style>
      <text:outline-level-style text:level="8" style:num-suffix="." style:num-format="a" style:num-letter-sync="true">
        <style:list-level-properties text:space-before="3.75in" text:min-label-width="0.25in"/>
      </text:outline-level-style>
      <text:outline-level-style text:level="9" style:num-suffix="." style:num-format="i">
        <style:list-level-properties text:space-before="4.3748in" text:min-label-width="0.1252in"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9839in" fo:margin-bottom="0.9839in" fo:margin-left="0.9839in" fo:margin-right="0.9839in" fo:border="0.0008in solid #000000" fo:padding="0.0193in" fo:background-color="transparent" style:writing-mode="lr-tb" style:layout-grid-color="#c0c0c0" style:layout-grid-lines="37"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1.0075in" fo:margin-left="0in" fo:margin-right="0in" fo:margin-bottom="0in"/>
      </style:header-style>
      <style:footer-style/>
    </style:page-layout>
    <style:page-layout style:name="pm6">
      <style:page-layout-properties fo:page-width="8.2681in" fo:page-height="11.6929in" style:num-format="1" style:print-orientation="portrait" fo:margin-top="1.1811in" fo:margin-bottom="1.1811in" fo:margin-left="1.1811in" fo:margin-right="1.1811in" style:writing-mode="lr-tb" style:layout-grid-color="#c0c0c0" style:layout-grid-lines="3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1.5209in" svg:height="1.2291in"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1</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Andrea Gazzaniga</dc:creator>
    <dc:date>2006-08-22T08:32:26</dc:date>
    <meta:printed-by>Stefano Fornari</meta:printed-by>
    <meta:print-date>2005-11-10T11:14:42</meta:print-date>
    <dc:language>en-US</dc:language>
    <meta:editing-cycles>326</meta:editing-cycles>
    <meta:editing-duration>P6DT1H19M48S</meta:editing-duration>
    <meta:user-defined meta:name="Info 1"/>
    <meta:user-defined meta:name="Info 2"/>
    <meta:user-defined meta:name="Info 3"/>
    <meta:user-defined meta:name="Info 4"/>
    <meta:document-statistic meta:table-count="22" meta:image-count="1" meta:object-count="15" meta:page-count="48" meta:paragraph-count="1079" meta:word-count="12666" meta:character-count="79948"/>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wchar_t[]</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wchar_t[]</text:span></text:p>
            <text:p text:style-name="P4"><text:span text:style-name="T2">syncMode: int</text:span></text:p>
            <text:p text:style-name="P4"><text:span text:style-name="T2"/></text:p>
            <text:p text:style-name="P4"><text:span text:style-name="T2"/></text:p>
            <text:p text:style-name="P4"><text:span text:style-name="T2">getSourceURI(): wchar_t[]</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family-asian="'Bitstream Vera Sans'" style:font-pitch-asian="variable" style:font-family-complex="'Bitstream Vera Sans'" style:font-pitch-complex="variable"/>
    </style:style>
    <style:style style:name="T4"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668cm" svg:height="5.556cm" svg:x="1.287cm" svg:y="1.747cm">
            <text:p text:style-name="P1"><text:span text:style-name="T1">+ SyncClient()</text:span></text:p>
            <text:p text:style-name="P1"><text:span text:style-name="T1">+ ~SyncClient();</text:span></text:p>
            <text:p text:style-name="P1"><text:span text:style-name="T1">+ setConfig(c:SyncManagerConfig)</text:span></text:p>
            <text:p text:style-name="P1"><text:span text:style-name="T1">+ sync()</text:span></text:p>
            <text:p text:style-name="P1"><text:span text:style-name="T1">+ sync(sourceNames: char[])</text:span></text:p>
            <text:p text:style-name="P1"><text:span text:style-name="T1">+ sync(sources: SyncSource[])</text:span></text:p>
            <text:p text:style-name="P1"><text:span text:style-name="T1"/></text:p>
            <text:p text:style-name="P1"><text:span text:style-name="T1">* prepareSync(config: AccessConfig,</text:span></text:p>
            <text:p text:style-name="P1"><text:span text:style-name="T1"><text:s text:c="25"/></text:span><text:span text:style-name="T1">node: ManagementNode)</text:span></text:p>
            <text:p text:style-name="P1"><text:span text:style-name="T1">* createSyncSource(name: char[],</text:span></text:p>
            <text:p text:style-name="P1"><text:span text:style-name="T1"><text:tab/></text:span><text:span text:style-name="T1"><text:tab/></text:span><text:span text:style-name="T1"> <text:s text:c="3"/></text:span><text:span text:style-name="T1">config: SyncSourceConfig,</text:span></text:p>
            <text:p text:style-name="P1"><text:span text:style-name="T1"><text:tab/></text:span><text:span text:style-name="T1"><text:tab/></text:span><text:span text:style-name="T1"> <text:s text:c="3"/></text:span><text:span text:style-name="T1">node: ManagementNode,</text:span></text:p>
            <text:p text:style-name="P1"><text:span text:style-name="T1"><text:tab/></text:span><text:span text:style-name="T1"><text:tab/></text:span><text:span text:style-name="T1"> <text:s text:c="3"/></text:span><text:span text:style-name="T1">source: SyncSource**)</text:span></text:p>
            <text:p text:style-name="P1"><text:span text:style-name="T1">* beginSync()</text:span></text:p>
            <text:p text:style-name="P1"><text:span text:style-name="T1"/></text:p>
            <text:p text:style-name="P1"><text:span text:style-name="T1"/></text:p>
          </draw:rect>
          <draw:rect draw:style-name="gr2" draw:text-style-name="P4" draw:layer="layout" svg:width="6.668cm" svg:height="0.794cm" svg:x="1.287cm" svg:y="0.953cm">
            <text:p text:style-name="P3"><text:span text:style-name="T2">SyncClient</text:span></text:p>
          </draw:rect>
        </draw:g>
        <draw:g>
          <draw:rect draw:style-name="gr3" draw:text-style-name="P2" draw:layer="layout" svg:width="5.715cm" svg:height="2.381cm" svg:x="8.89cm" svg:y="1.747cm">
            <text:p text:style-name="P1"><text:span text:style-name="T1">+ ErrorHandler()</text:span></text:p>
            <text:p text:style-name="P1"><text:span text:style-name="T1">+ </text:span><text:span text:style-name="T3">~</text:span><text:span text:style-name="T4">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5" draw:layer="layout" svg:width="5.715cm" svg:height="0.794cm" svg:x="8.89cm" svg:y="0.953cm">
            <text:p text:style-name="P3"><text:span text:style-name="T5">ErrorHandler</text:span></text:p>
          </draw:rect>
        </draw:g>
        <draw:g>
          <draw:rect draw:style-name="gr3" draw:text-style-name="P2"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6" draw:layer="layout" svg:width="5.715cm" svg:height="0.635cm" svg:x="8.89cm" svg:y="4.763cm">
            <text:p text:style-name="P3"><text:span text:style-name="T2">LogErrorHandler</text:span></text:p>
          </draw:rect>
        </draw:g>
        <draw:line draw:style-name="gr5" draw:text-style-name="P7" draw:layer="layout" svg:x1="11.43cm" svg:y1="4.763cm" svg:x2="11.43cm" svg:y2="4.128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35cm" svg:height="3.175cm" svg:x="8.89cm" svg:y="1.588cm">
            <text:p text:style-name="P1"><text:span text:style-name="T1">+ DMConfig(root: wchar_t[])</text:span></text:p>
            <text:p text:style-name="P1"><text:span text:style-name="T1">+ </text:span><text:span text:style-name="T2">~</text:span><text:span text:style-name="T1">DMConfig()</text:span></text:p>
            <text:p text:style-name="P1"><text:span text:style-name="T1"/></text:p>
            <text:p text:style-name="P1"><text:span text:style-name="T1">+ getSyncSourceConfig(uri: wchar_t*, </text:span><text:span text:style-name="T1"><text:line-break/></text:span><text:span text:style-name="T1"> <text:s text:c="3"/>s:SyncSourceConfig&amp;)</text:span></text:p>
            <text:p text:style-name="P1"><text:span text:style-name="T1"/></text:p>
            <text:p text:style-name="P1"><text:span text:style-name="T1">+ read(): boolean</text:span></text:p>
            <text:p text:style-name="P1"><text:span text:style-name="T1">+ save(): boolean</text:span></text:p>
            <text:p text:style-name="P1"><text:span text:style-name="T1"/></text:p>
            <text:p text:style-name="P1"><text:span text:style-name="T1"/></text:p>
            <text:p text:style-name="P1"><text:span text:style-name="T1"/></text:p>
          </draw:rect>
          <draw:rect draw:style-name="gr2" draw:text-style-name="P4" draw:layer="layout" svg:width="6.35cm" svg:height="0.635cm" svg:x="8.89cm" svg:y="0.953cm">
            <text:p text:style-name="P3"><text:span text:style-name="T3">DMTClientConfig</text:span></text:p>
          </draw:rect>
        </draw:g>
        <draw:line draw:style-name="gr3" draw:text-style-name="P5" draw:layer="layout" svg:x1="8.89cm" svg:y1="2.858cm" svg:x2="7.62cm" svg:y2="1.588cm">
          <text:p/>
        </draw:line>
        <draw:g>
          <draw:rect draw:style-name="gr1" draw:text-style-name="P2" draw:layer="layout" svg:width="6.985cm" svg:height="2.646cm" svg:x="0.635cm" svg:y="1.482cm">
            <text:p text:style-name="P1"><text:span text:style-name="T1">+ getSyncSourceConfigs(): SyncSourceConfig*</text:span></text:p>
            <text:p text:style-name="P1"><text:span text:style-name="T1">+ getSyncSourceConfig(uri: wchar_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text:p>
          </draw:rect>
          <draw:rect draw:style-name="gr2" draw:text-style-name="P4" draw:layer="layout" svg:width="6.985cm" svg:height="0.529cm" svg:x="0.635cm" svg:y="0.953cm">
            <text:p text:style-name="P3"><text:span text:style-name="T3">SyncManagerConfig</text:span></text:p>
          </draw:rect>
        </draw:g>
        <draw:g>
          <draw:rect draw:style-name="gr1" draw:text-style-name="P2" draw:layer="layout" svg:width="6.985cm" svg:height="5.382cm" svg:x="0.635cm" svg:y="5.0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wchar_t*</text:span></text:p>
            <text:p text:style-name="P1"><text:span text:style-name="T1">&gt; uri: wchar_t*</text:span></text:p>
            <text:p text:style-name="P1"><text:span text:style-name="T1">&gt; syncModes: wchar_t*</text:span></text:p>
            <text:p text:style-name="P1"><text:span text:style-name="T1">&gt; type: wchar_t*</text:span></text:p>
            <text:p text:style-name="P1"><text:span text:style-name="T1">&gt; typeVersion: wchar_t*</text:span></text:p>
            <text:p text:style-name="P1"><text:span text:style-name="T1">&gt; sync: wchar_t*</text:span></text:p>
            <text:p text:style-name="P1"><text:span text:style-name="T1">&gt; last: unsigned long</text:span></text:p>
            <text:p text:style-name="P1"><text:span text:style-name="T1">&gt; maxGUIDSize: int</text:span></text:p>
            <text:p text:style-name="P1"><text:span text:style-name="T1">&gt; format: wchar_t*</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6.985cm" svg:height="0.673cm" svg:x="0.635cm" svg:y="4.423cm">
            <text:p text:style-name="P3"><text:span text:style-name="T3">SyncSourceConfig</text:span></text:p>
          </draw:rect>
        </draw:g>
        <draw:g>
          <draw:rect draw:style-name="gr1" draw:text-style-name="P2" draw:layer="layout" svg:width="6.985cm" svg:height="5.715cm" svg:x="0.635cm" svg:y="11.748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wchar_t*</text:span></text:p>
            <text:p text:style-name="P1"><text:span text:style-name="T1">&gt; password: wchar_t*</text:span></text:p>
            <text:p text:style-name="P1"><text:span text:style-name="T1">&gt; deviceId: wchar_t*</text:span></text:p>
            <text:p text:style-name="P1"><text:span text:style-name="T1">&gt; useProxy: BOOL</text:span></text:p>
            <text:p text:style-name="P1"><text:span text:style-name="T1">&gt; proxyHost: wchar_t*</text:span></text:p>
            <text:p text:style-name="P1"><text:span text:style-name="T1">&gt; proxyPort: int</text:span></text:p>
            <text:p text:style-name="P1"><text:span text:style-name="T1">&gt; syncURL: wchar_t*</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985cm" svg:height="0.635cm" svg:x="0.635cm" svg:y="11.113cm">
            <text:p text:style-name="P3"><text:span text:style-name="T3">AccessConfig</text:span></text:p>
          </draw:rect>
        </draw:g>
        <draw:g>
          <draw:rect draw:style-name="gr1" draw:text-style-name="P2" draw:layer="layout" svg:width="6.985cm" svg:height="8.255cm" svg:x="8.255cm" svg:y="6.033cm">
            <text:p text:style-name="P1"><text:span text:style-name="T1">+ DeviceConfig()</text:span></text:p>
            <text:p text:style-name="P1"><text:span text:style-name="T1">+ DeviceConfig(c: DeviceConfig&amp;)</text:span></text:p>
            <text:p text:style-name="P1"><text:span text:style-name="T1">+ </text:span><text:span text:style-name="T2">~DeviceConfig()</text:span></text:p>
            <text:p text:style-name="P1"><text:span text:style-name="T1"/></text:p>
            <text:p text:style-name="P1"><text:span text:style-name="T1">&gt; verDTD: wchar_t*</text:span></text:p>
            <text:p text:style-name="P1"><text:span text:style-name="T1">&gt; man: wchar_t*</text:span></text:p>
            <text:p text:style-name="P1"><text:span text:style-name="T1">&gt; mod: wchar_t*</text:span></text:p>
            <text:p text:style-name="P1"><text:span text:style-name="T1">&gt; oem: wchar_t*</text:span></text:p>
            <text:p text:style-name="P1"><text:span text:style-name="T1">&gt; fwv: wchar_t*</text:span></text:p>
            <text:p text:style-name="P1"><text:span text:style-name="T1">&gt; swv: wchar_t*</text:span></text:p>
            <text:p text:style-name="P1"><text:span text:style-name="T1">&gt; hwv: wchar_t*</text:span></text:p>
            <text:p text:style-name="P1"><text:span text:style-name="T1">&gt; devID: wchar_t*</text:span></text:p>
            <text:p text:style-name="P1"><text:span text:style-name="T1">&gt; devType: wchar_t*</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ctCap: wchar_t*</text:span></text:p>
            <text:p text:style-name="P1"><text:span text:style-name="T1">&gt; logLevel: LogLevel</text:span></text:p>
            <text:p text:style-name="P1"><text:span text:style-name="T1">&gt; maxDataSize: long</text:span></text:p>
            <text:p text:style-name="P1"><text:span text:style-name="T1">&gt; maxItemNumber: int</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6.985cm" svg:height="0.635cm" svg:x="8.255cm" svg:y="5.398cm">
            <text:p text:style-name="P3"><text:span text:style-name="T3">DeviceConfig</text:span></text:p>
          </draw:rect>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